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5.829cm" style:rel-width="90%" table:align="center"/>
    </style:style>
    <style:style style:name="Table1.A" style:family="table-column">
      <style:table-column-properties style:column-width="15.829cm" style:rel-column-width="8974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Nimbus Roman No9 L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stract</text:h>
      <text:p text:style-name="P1"/>
      <text:p text:style-name="P1">[Summary goes here]</text:p>
      <text:p text:style-name="P1"/>
      <text:p text:style-name="P1">The aim of this document is to serve as a quick start guide to potential developers. <text:s/>It provides a glimpse to the internal structure of the program, and at the same time, explains some decisions in order to help the reader understand how the application was designed.</text:p>
      <text:p text:style-name="P1"/>
      <text:p text:style-name="P1"/>
      <text:h text:style-name="Heading_20_1" text:outline-level="1">Introduction</text:h>
      <text:p text:style-name="P1"/>
      <text:p text:style-name="P1">[Insert description for avoCADo and the vision here]</text:p>
      <text:p text:style-name="P1"/>
      <text:p text:style-name="P1">[What will be different in avoCADo from other opensource CAD software]</text:p>
      <text:p text:style-name="P1"/>
      <text:p text:style-name="P1"/>
      <text:p text:style-name="P1"/>
      <text:h text:style-name="Heading_20_1" text:outline-level="1">Programming language</text:h>
      <text:p text:style-name="P1"/>
      <text:p text:style-name="P1">There are several reasons why AvoCADo is written in Java. <text:s/>The most important of which is that Java is platform independence. <text:s/>Although languages such as C++ can also be ported to various platforms, Java has voiced a pretty strong commitment to doing so and very little work is required to enable AvoCADo to work on different operating systems. <text:s/>Another reason is the ease of development in Java due to things like automatic garbage collection, the availability of excellent open source IDEs (such as Eclipse), and great API documentation. <text:s/>Finally, most programmers today are pretty familiar with Java and a large developer base will enable AvoCADo to pull in volunteers more easily.</text:p>
      <text:p text:style-name="P1"/>
      <text:p text:style-name="P1">One concern that many people raised at this point is speed. <text:s/>Most people shy away from Java for applications that require "heavy lifting" because of the language's reputation of being slow. <text:s/>However, modern Java applications are not appreciably slower and with Java 1.6, that concern is even less of an issue.</text:p>
      <text:p text:style-name="P1"/>
      <text:p text:style-name="P1">OpenGL in AvoCADo is handled via a Java library named JOGL. <text:s/>It abstracts away the hardware and provides all of the basic OpenGL method calls. <text:s/>The hope is that this will lend nicely to optimizations and improvements specific to CAD use. <text:s/>A generic scene graph library is likely to do most things pretty well, but not integrate all of the necessary functionality for boolean operations, parameterized features, etc. </text:p>
      <text:p text:style-name="P1"/>
      <text:p text:style-name="P1"/>
      <text:p text:style-name="P1"/>
      <text:h text:style-name="Heading_20_1" text:outline-level="1">Drawing method</text:h>
      <text:p text:style-name="P1"/>
      <text:p text:style-name="P1">In order to produce a good application, a software developer would need to have an understanding of the application from the point of the user. <text:s/>For this reason, this section is dedicated to the approach of creating a CAD drawing. <text:s/>The drawing method in AvoCADo is very similar to that of SolidWorks, the latter of which is a Windows-based 3D CAD application developed by SolidWorks Corporation. <text:s/>Users of this CAD application employs what is known as<text:span text:style-name="T1"> parametric approach in</text:span> creating models<text:span text:style-name="T1">, and it is this process that will be described in this section.</text:span></text:p>
      <text:p text:style-name="P1"/>
      <text:p text:style-name="P1">The elementary building blocks of a model are <text:span text:style-name="T2">entities/geometries/primitives</text:span> such as lines, arcs, splines and the likes. <text:s/>The creation of a model begins with defining a 2D or 3D <text:span text:style-name="T2">sketch</text:span> consists of the aforementioned geometries. <text:s/>In the case of a <text:span text:style-name="T2">2D sketch</text:span>, the geometries drawn are confined onto a <text:span text:style-name="T2">sketch plane</text:span> that has been predetermined by the user. <text:s/>The geometries in a <text:span text:style-name="T2">3D sketch</text:span> can be orientated and positioned anyway in 3-space.</text:p>
      <text:p text:style-name="P1"/>
      <text:p text:style-name="P1">As a geometry is being sketched, its location and size is not really relevant. <text:s/>Later on, <text:span text:style-name="T2">dimensions</text:span><text:span text:style-name="T1"> can be added separately </text:span>to <text:span text:style-name="T1">define the exact size and location of the geometry. <text:s/>The geometry can also be made tangent, perpendicular, parallel, concentric, etc. to other geometries through the addition of </text:span><text:span text:style-name="T2">relations</text:span><text:span text:style-name="T1">. <text:s/>It can also have its control points fixed to other geometries through the application of </text:span><text:span text:style-name="T2">constrains</text:span><text:span text:style-name="T1">.</text:span></text:p>
      <text:p text:style-name="P2"/>
      <text:p text:style-name="P1"><text:span text:style-name="T1">Constrains, dimensions, and relations are </text:span><text:span text:style-name="T2">parameters</text:span><text:span text:style-name="T1"> used to drive the geometry, hence the method of model creation is called </text:span><text:span text:style-name="T2">parametric approach</text:span><text:span text:style-name="T1">.</text:span><text:span text:style-name="T2"> <text:s/></text:span><text:span text:style-name="T1">A sketch is </text:span><text:span text:style-name="T2">fully defined</text:span><text:span text:style-name="T1"> when enough parameters are added such that none of the geometries can be manipulated any further. <text:s/>It is </text:span><text:span text:style-name="T2">under defined</text:span><text:span text:style-name="T1"> if not enough parameters are added, and </text:span><text:span text:style-name="T2">over defined</text:span><text:span text:style-name="T1"> if two or more parameters are in conflict. <text:s/>The sketch is in error if it is over defined.</text:span></text:p>
      <text:p text:style-name="P1"/>
      <text:p text:style-name="P1">After the sketch is completed, a <text:span text:style-name="T2">feature</text:span><text:span text:style-name="T1"> is applied to create a 3D </text:span><text:span text:style-name="T2">object</text:span><text:span text:style-name="T1"> from a 2D sketch. <text:s/>For example, an extrusion can be done to a sketch containing rectangle in order to form a rectangular prism. <text:s/>Feature can also be applied iteratively to alter the appearance of the object, such as the addition of holes or the rounding of edges.</text:span></text:p>
      <text:p text:style-name="P1"/>
      <text:p text:style-name="P2">[Coffee Mug Tutorial goes here]</text:p>
      <text:p text:style-name="P1"/>
      <text:p text:style-name="P1"/>
      <text:p text:style-name="P1"/>
      <text:h text:style-name="Heading_20_1" text:outline-level="1">Major functioning blocks</text:h>
      <text:p text:style-name="P1"/>
      <text:p text:style-name="P1">[Diagrams]</text:p>
      <text:p text:style-name="P1"/>
      <text:p text:style-name="P2"/>
      <text:p text:style-name="P1"/>
      <text:h text:style-name="Heading_20_1" text:outline-level="1">Data structures and data types</text:h>
      <text:p text:style-name="P1"/>
      <text:p text:style-name="P1">represented in a tree</text:p>
      <text:p text:style-name="P1"/>
      <text:p text:style-name="P1"/>
      <text:h text:style-name="Heading_20_2" text:outline-level="2">Point</text:h>
      <text:p text:style-name="P1"/>
      <text:p text:style-name="P1">In its simplest form, a point is a set of coordinates thats define a location within a reference frame, and has no length, area, or volume. <text:s/>Currently, a point in AvoCADo is being represented by two separated classes. <text:s/>They are:</text:p>
      <text:p text:style-name="P3">/trunk/backend/adt/Point2D.java</text:p>
      <text:p text:style-name="P3">/trunk/backend/adt/Point3D.java</text:p>
      <text:p text:style-name="P1"/>
      <text:p text:style-name="P1">Point2D was originally conceived to be used exclusively in 2D sketch. <text:s/>At the moment, it contains only two properties {x, y} that define a location on a 2D surface. <text:s/>Point3D was intended to be used solely outside of a sketch. <text:s/>It contains three properties {x, y, z} that define a location in 3-space.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Alternative approach</text:p>
            <text:p text:style-name="P5">Regardless of whether points are 2D or 3D, they shall all be represented by Point3D, since this class can be used to define a 2D point by setting variable z to zero.</text:p>
          </table:table-cell>
        </table:table-row>
      </table:table>
      <text:p text:style-name="P1"/>
      <text:p text:style-name="P5">A third data structure for points is the CSG_Vertex. <text:s/>This class is optimized with methods and data fields that make Constructive Solid Geometry possible (finding intersections between 3D solids). <text:s/>There is a family of CSG_XXX classes that all work together, and by isolating them from 2D/3D data structures, debugging and optimization could be made easier.</text:p>
      <text:p text:style-name="P1"/>
      <text:p text:style-name="P1"/>
      <text:p text:style-name="P1"/>
      <text:h text:style-name="Heading_20_2" text:outline-level="2">Geometries</text:h>
      <text:p text:style-name="P1"/>
      <text:p text:style-name="P1">In AvoCADo, geometries are purely 2D shapes that are intended to be used exclusively on a sketch plane. <text:s text:c="2"/>A sketch plane is a 2D plane that can be at any orientation in 3-space. <text:s/>The idea is to allow calculations and 2D interactions to remain much simpler when sketching than they would be if the geometries were defined directly in 3D. <text:s/>The sketch plane also contains rotation information that allows OpenGL and 3D intersection code to orient to the 2D space where the sketch is located.</text:p>
      <text:p text:style-name="P1"/>
      <text:p text:style-name="P1">Geometries are the elementary building blocks of a model. <text:s/>This section is intended to provide a basic introduction to the geometries that are available under AvoCADo, as well as their data types.</text:p>
      <text:p text:style-name="P1"/>
      <text:p text:style-name="P1"/>
      <text:p text:style-name="P1"/>
      <text:h text:style-name="Heading_20_3" text:outline-level="3">Arc</text:h>
      <text:p text:style-name="P1"/>
      <text:p text:style-name="P1">In AvoCADo, an arc represents a portion of a circle. <text:s/>At the moment, Arc has four properties:</text:p>
      <text:list text:style-name="L1">
        <text:list-item>
          <text:p text:style-name="P6">Center – defines the center location of the arc through an instance of Point2D class</text:p>
        </text:list-item>
        <text:list-item>
          <text:p text:style-name="P6">Radius – defines the distance between the center and the outer edge of the arc</text:p>
        </text:list-item>
        <text:list-item>
          <text:p text:style-name="P6">Start angle – the angle at which the arc begins</text:p>
        </text:list-item>
        <text:list-item>
          <text:p text:style-name="P6">Arc angle – the “length” of the arc in degrees</text:p>
        </text:list-item>
      </text:list>
      <text:p text:style-name="P1"/>
      <text:p text:style-name="P1">The Arc class an be found under:</text:p>
      <text:p text:style-name="P1"><text:tab/>/trunk/backend/model/sketch/Prim2DArc.java</text:p>
      <text:p text:style-name="P1"/>
      <text:p text:style-name="P1"/>
      <text:p text:style-name="P1"/>
      <text:h text:style-name="Heading_20_3" text:outline-level="3">Block</text:h>
      <text:p text:style-name="P1"/>
      <text:p text:style-name="P1">Block has not been implemented in AvoCADo.</text:p>
      <text:p text:style-name="P1"/>
      <text:p text:style-name="P1"/>
      <text:p text:style-name="P1"/>
      <text:h text:style-name="Heading_20_3" text:outline-level="3">Ellipse</text:h>
      <text:p text:style-name="P1"/>
      <text:p text:style-name="P1">Ellipse has yet been implemented in AvoCADo. <text:s/>However, it will be driven by a minimum of six properties:</text:p>
      <text:list text:style-name="L2">
        <text:list-item>
          <text:p text:style-name="P7">Center – similar to the “center” properties in Arc, this property defines the location of the center of the ellipse</text:p>
        </text:list-item>
        <text:list-item>
          <text:p text:style-name="P7">Semi-major axis – defines the distance of the widest points on the ellipse</text:p>
        </text:list-item>
        <text:list-item>
          <text:p text:style-name="P7">Semi-minor axis – defines the distance of the closest points on the ellipse</text:p>
        </text:list-item>
        <text:list-item>
          <text:p text:style-name="P7">Angle – the angle between the horizontal datum on the sketch plane and the semi-major axis of the ellipse</text:p>
        </text:list-item>
        <text:list-item>
          <text:p text:style-name="P7">Start angle – the angle at which the ellipse begins</text:p>
        </text:list-item>
        <text:list-item>
          <text:p text:style-name="P7">Arc angle – the “length” of the elliptic arc in degrees</text:p>
        </text:list-item>
      </text:list>
      <text:p text:style-name="P1"/>
      <text:p text:style-name="P1"/>
      <text:p text:style-name="P1"/>
      <text:h text:style-name="Heading_20_3" text:outline-level="3">Line</text:h>
      <text:p text:style-name="P1"/>
      <text:p text:style-name="P1">The Line class is a data type intended to describe a 2D line within a 2D sketch. <text:s/>It has two properties that describe the endpoints and are instances of Point2D. <text:s/>Alignment in 3-space for the line is to be achieved by re-orientating the sketch plane. <text:s/>The Line class can be found in:</text:p>
      <text:p text:style-name="P1"><text:tab/>/trunk/backend/model/sketch/Prim2DLine.java</text:p>
      <text:p text:style-name="P1"/>
      <text:p text:style-name="P1"/>
      <text:p text:style-name="P1"/>
      <text:h text:style-name="Heading_20_3" text:outline-level="3">Parabola</text:h>
      <text:p text:style-name="P1"/>
      <text:p text:style-name="P1">Parabola has not been implemented in AvoCADo yet.</text:p>
      <text:p text:style-name="P1"/>
      <text:p text:style-name="P1"/>
      <text:p text:style-name="P1"/>
      <text:p text:style-name="P1"/>
      <text:h text:style-name="Heading_20_3" text:outline-level="3">Polygon</text:h>
      <text:p text:style-name="P1"/>
      <text:p text:style-name="P1">Polygon has not been implemented in AvoCADo yet.</text:p>
      <text:p text:style-name="P1"/>
      <text:p text:style-name="P1"/>
      <text:p text:style-name="P1"/>
      <text:p text:style-name="P1"/>
      <text:h text:style-name="Heading_20_3" text:outline-level="3">Spline</text:h>
      <text:p text:style-name="P1"/>
      <text:p text:style-name="P1">Spline has not been implemented in AvoCADo yet.</text:p>
      <text:p text:style-name="P1"/>
      <text:p text:style-name="P1"/>
      <text:p text:style-name="P1"/>
      <text:h text:style-name="Heading_20_2" text:outline-level="2">Features</text:h>
      <text:p text:style-name="P1"/>
      <text:p text:style-name="P1">Several methods are under the user's disposal in AvoCADo for editing 3D models. <text:s/>Conceptually, these methods can be separated into two categories. <text:s/>The first category allows new 3D objects to be generated from existing 2D sketches. <text:s/>The resulting 3D objects can either be 3D solids or 3D surfaces, depending on whether the geometries contained in the sketch are closed or opened. <text:s/>The second category contains functions that are used in modifying existing solids using a technique called constructive solid geometry (CSG). <text:s/>CSG is used for solving intersections between two solids, allowing the solids to be merged together, subtract from one another, or removed except for their common volumes.</text:p>
      <text:p text:style-name="P1"/>
      <text:p text:style-name="P1">A 3D model will involve at least one of the above methods. <text:s/>A feature can refer to a single method, or multiple methods that have been streamlined into one process. <text:s/>The sections below will give descriptions to a list of features that are to be implemented in AvoCADo.</text:p>
      <text:p text:style-name="P1"/>
      <text:p text:style-name="P1"/>
      <text:p text:style-name="P1"/>
      <text:h text:style-name="Heading_20_3" text:outline-level="3">Extrusion</text:h>
      <text:p text:style-name="P1"/>
      <text:p text:style-name="P1">?</text:p>
      <text:p text:style-name="P1"/>
      <text:p text:style-name="P1"/>
      <text:h text:style-name="Heading_20_3" text:outline-level="3">Revolve</text:h>
      <text:p text:style-name="P1"/>
      <text:p text:style-name="P1">?</text:p>
      <text:p text:style-name="P1"/>
      <text:p text:style-name="P1"/>
      <text:h text:style-name="Heading_20_3" text:outline-level="3">Constructive solid geometry</text:h>
      <text:p text:style-name="P1"/>
      <text:p text:style-name="P1">?</text:p>
      <text:p text:style-name="P1"/>
      <text:p text:style-name="P1"/>
      <text:p text:style-name="P1"/>
      <text:p text:style-name="P1"/>
      <text:h text:style-name="Heading_20_2" text:outline-level="2">File structure</text:h>
      <text:p text:style-name="P1"/>
      <text:p text:style-name="P1">XML based</text:p>
      <text:p text:style-name="P1"/>
      <text:p text:style-name="P1">Part</text:p>
      <text:p text:style-name="P1"/>
      <text:p text:style-name="P1">Assembly</text:p>
      <text:p text:style-name="P1"/>
      <text:p text:style-name="P1">optimized for viewing of IGES files</text:p>
      <text:p text:style-name="P1">a well known and a well documented standard</text:p>
      <text:p text:style-name="P1">many CAD application can import and export IGES files</text:p>
      <text:p text:style-name="P1"/>
      <text:p text:style-name="P1"/>
      <text:p text:style-name="P1"/>
      <text:p text:style-name="P1"/>
      <text:p text:style-name="P1"/>
      <text:p text:style-name="P1">[Diagram]</text:p>
      <text:p text:style-name="P1"/>
      <text:p text:style-name="P1"/>
      <text:h text:style-name="Heading_20_1" text:outline-level="1">Essential classes</text:h>
      <text:p text:style-name="P1"/>
      <text:p text:style-name="P1">Prim2D</text:p>
      <text:p text:style-name="P1">Prim3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30T13:00:46</meta:creation-date>
    <dc:date>2007-05-20T19:43:23</dc:date>
    <dc:language>en-US</dc:language>
    <meta:editing-cycles>125</meta:editing-cycles>
    <meta:editing-duration>PT16H26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79" meta:word-count="1475" meta:character-count="8773"/>
  </office:meta>
</office:document-meta>
</file>